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ead3" officeooo:paragraph-rsid="000dead3"/>
    </style:style>
    <style:style style:name="P2" style:family="paragraph" style:parent-style-name="Heading_20_1"/>
    <style:style style:name="P3" style:family="paragraph" style:parent-style-name="Heading_20_2"/>
    <style:style style:name="P4" style:family="paragraph" style:parent-style-name="Standard">
      <style:text-properties officeooo:rsid="000dead3" officeooo:paragraph-rsid="000de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re pricipal</text:p>
      <text:p text:style-name="Heading">Titre</text:p>
      <text:h text:style-name="Heading_20_1" text:outline-level="1">Partie 1</text:h>
      <text:h text:style-name="Heading_20_2" text:outline-level="2">Chapt 1</text:h>
      <text:p text:style-name="P1">Texte à la con</text:p>
      <text:h text:style-name="Heading_20_2" text:outline-level="2">Chap 2</text:h>
      <text:p text:style-name="P1">Texte à la con</text:p>
      <text:h text:style-name="Heading_20_1" text:outline-level="1">Partie 2</text:h>
      <text:h text:style-name="Heading_20_2" text:outline-level="2">Chapt 1</text:h>
      <text:p text:style-name="P1">Texte à la con</text:p>
      <text:h text:style-name="Heading_20_2" text:outline-level="2">Chap 2</text:h>
      <text:p text:style-name="P1">Texte à la con</text:p>
      <text:h text:style-name="Heading_20_1" text:outline-level="1">Partie 3</text:h>
      <text:h text:style-name="Heading_20_2" text:outline-level="2">Chapt 1</text:h>
      <text:p text:style-name="P1">Texte à la con</text:p>
      <text:h text:style-name="Heading_20_2" text:outline-level="2">Chap 2</text:h>
      <text:p text:style-name="P1">Texte à la con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26T11:37:25.142024695</meta:creation-date>
    <dc:date>2023-08-26T11:41:55.508259894</dc:date>
    <meta:editing-duration>PT4M30S</meta:editing-duration>
    <meta:editing-cycles>1</meta:editing-cycles>
    <meta:document-statistic meta:table-count="0" meta:image-count="0" meta:object-count="0" meta:page-count="1" meta:paragraph-count="17" meta:word-count="54" meta:character-count="184" meta:non-whitespace-character-count="156"/>
    <meta:generator>LibreOffice/7.0.2.2$Linux_X86_64 LibreOffice_project/00$Build-2</meta:generator>
  </office:meta>
</office:document-meta>
</file>